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12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13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18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21" style:family="paragraph" style:parent-style-name="Text_20_body">
      <style:text-properties officeooo:paragraph-rsid="0044c0f6"/>
    </style:style>
    <style:style style:name="P22" style:family="paragraph" style:parent-style-name="Text_20_body">
      <style:paragraph-properties fo:text-align="center" style:justify-single-word="false"/>
      <style:text-properties officeooo:paragraph-rsid="0044c0f6"/>
    </style:style>
    <style:style style:name="P23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24" style:family="paragraph" style:parent-style-name="Text_20_body">
      <style:text-properties officeooo:paragraph-rsid="004bae6d"/>
    </style:style>
    <style:style style:name="P25" style:family="paragraph" style:parent-style-name="Heading_20_3">
      <style:text-properties officeooo:rsid="00181f89" officeooo:paragraph-rsid="00181f89"/>
    </style:style>
    <style:style style:name="P26" style:family="paragraph" style:parent-style-name="Heading_20_3">
      <style:text-properties officeooo:rsid="0033b296" officeooo:paragraph-rsid="0033b296"/>
    </style:style>
    <style:style style:name="P27" style:family="paragraph" style:parent-style-name="Heading_20_3">
      <style:text-properties officeooo:rsid="0044c0f6" officeooo:paragraph-rsid="0044c0f6"/>
    </style:style>
    <style:style style:name="P28" style:family="paragraph" style:parent-style-name="Heading_20_3">
      <style:text-properties officeooo:rsid="0049dfbd" officeooo:paragraph-rsid="0049dfbd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officeooo:rsid="0026b278"/>
    </style:style>
    <style:style style:name="T9" style:family="text">
      <style:text-properties officeooo:rsid="0028fa83"/>
    </style:style>
    <style:style style:name="T10" style:family="text">
      <style:text-properties officeooo:rsid="002a6941"/>
    </style:style>
    <style:style style:name="T11" style:family="text">
      <style:text-properties officeooo:rsid="002eb27a"/>
    </style:style>
    <style:style style:name="T12" style:family="text">
      <style:text-properties officeooo:rsid="0031058e"/>
    </style:style>
    <style:style style:name="T13" style:family="text">
      <style:text-properties officeooo:rsid="003b4f85"/>
    </style:style>
    <style:style style:name="T14" style:family="text">
      <style:text-properties officeooo:rsid="0040fddb"/>
    </style:style>
    <style:style style:name="T15" style:family="text">
      <style:text-properties officeooo:rsid="0044c0f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519cm" svg:width="15.305cm" svg:height="0.75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404cm" svg:width="2.914cm" svg:height="0.586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545cm" svg:width="8.16cm" svg:height="0.70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437cm" svg:width="1.977cm" svg:height="0.52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377cm" svg:width="1.09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377cm" svg:width="1.184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377cm" svg:width="1.092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377cm" svg:width="0.998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11">A的左奇异向量是<draw:frame draw:style-name="fr1" draw:name="对象10" text:anchor-type="as-char" svg:y="-0.437cm" svg:width="0.953cm" svg:height="0.527cm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437cm" svg:width="1.062cm" svg:height="0.527cm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437cm" svg:width="1.062cm" svg:height="0.527cm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437cm" svg:width="0.953cm" svg:height="0.527cm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12">推到：</text:p>
      <text:p text:style-name="P13">假设存在一组正交基<text:span text:style-name="T8">V</text:span><draw:frame draw:style-name="fr1" draw:name="Object1" text:anchor-type="as-char" svg:y="-0.377cm" svg:width="3.032cm" svg:height="0.531cm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8">A是</text:span><text:span text:style-name="T8"><draw:frame draw:style-name="fr1" draw:name="Object2" text:anchor-type="as-char" svg:y="-0.377cm" svg:width="1.09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8">，</text:span><text:span text:style-name="T8"><draw:frame draw:style-name="fr1" draw:name="Object3" text:anchor-type="as-char" svg:y="-0.386cm" svg:width="2.482cm" svg:height="0.50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8">的矩阵，并且假设存在另一组正交基U</text:span><text:span text:style-name="T8"><draw:frame draw:style-name="fr1" draw:name="Object4" text:anchor-type="as-char" svg:y="-0.377cm" svg:width="3.009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8">即：</text:span></text:p>
      <text:p text:style-name="P14"><draw:frame draw:style-name="fr1" draw:name="Object5" text:anchor-type="as-char" svg:y="-0.377cm" svg:width="5.854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5">因为<text:span text:style-name="T9">U为正交基，可得：</text:span></text:p>
      <text:p text:style-name="P14"><draw:frame draw:style-name="fr1" draw:name="Object6" text:anchor-type="as-char" svg:y="-0.437cm" svg:width="6.435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6">假设<text:span text:style-name="T10">V是</text:span><text:span text:style-name="T10"><draw:frame draw:style-name="fr1" draw:name="Object10" text:anchor-type="as-char" svg:y="-0.437cm" svg:width="1.062cm" svg:height="0.52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的特征向量,并且是正交矩阵，</text:span>又因为<draw:frame draw:style-name="fr1" draw:name="Object7" text:anchor-type="as-char" svg:y="-0.437cm" svg:width="1.062cm" svg:height="0.527cm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0">，即：</text:span><text:span text:style-name="T10"><draw:frame draw:style-name="fr1" draw:name="Object8" text:anchor-type="as-char" svg:y="-0.437cm" svg:width="2.224cm" svg:height="0.52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，可得：</text:span></text:p>
      <text:p text:style-name="P17"><draw:frame draw:style-name="fr1" draw:name="Object9" text:anchor-type="as-char" svg:y="-0.437cm" svg:width="5.846cm" svg:height="0.59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8">由此可得：当<text:span text:style-name="T11">V为</text:span><text:span text:style-name="T11"><draw:frame draw:style-name="fr1" draw:name="Object11" text:anchor-type="as-char" svg:y="-0.437cm" svg:width="1.062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1">的特征向量时存在一组正交基U.</text:span></text:p>
      <text:p text:style-name="P19">对U进行正交单位花：</text:p>
      <text:p text:style-name="P20"><draw:frame draw:style-name="fr1" draw:name="Object12" text:anchor-type="as-char" svg:y="-0.437cm" svg:width="7.502cm" svg:height="0.5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9">即：</text:p>
      <text:p text:style-name="P20"><draw:frame draw:style-name="fr1" draw:name="Object13" text:anchor-type="as-char" svg:y="-0.651cm" svg:width="6.592cm" svg:height="0.907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9"><draw:frame draw:style-name="fr1" draw:name="Object14" text:anchor-type="as-char" svg:y="-0.28cm" svg:width="0.55cm" svg:height="0.312cm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2">D为奇异值的对角阵，U为正交矩阵，可得：</text:span></text:p>
      <text:p text:style-name="P20"><draw:frame draw:style-name="fr1" draw:name="Object15" text:anchor-type="as-char" svg:y="-0.545cm" svg:width="4.516cm" svg:height="0.66cm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26" text:outline-level="3"><text:soft-page-break/>2.9 Moore-Penrose 伪逆</text:h>
      <text:p text:style-name="P4">假设矩阵<draw:frame draw:style-name="fr1" draw:name="对象13" text:anchor-type="as-char" svg:y="-0.377cm" svg:width="1.058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3">A存在逆矩阵</text:span><text:span text:style-name="T13"><draw:frame draw:style-name="fr1" draw:name="对象14" text:anchor-type="as-char" svg:y="-0.437cm" svg:width="0.843cm" svg:height="0.527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386cm" svg:width="2.355cm" svg:height="0.508cm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545cm" svg:width="3.875cm" svg:height="0.709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386cm" svg:width="2.466cm" svg:height="0.508cm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527cm" svg:width="3.768cm" svg:height="0.684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411cm" svg:width="3.694cm" svg:height="0.536cm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437cm" svg:width="0.684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545cm" svg:width="5.756cm" svg:height="0.66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377cm" svg:width="1.406cm" svg:height="0.467cm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377cm" svg:width="0.436cm" svg:height="0.467cm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377cm" svg:width="0.436cm" svg:height="0.467cm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4">A的行向量为基表示出．</text:span></text:p>
      <text:p text:style-name="P9">当<draw:frame draw:style-name="fr1" draw:name="对象25" text:anchor-type="as-char" svg:y="-0.377cm" svg:width="0.45cm" svg:height="0.467cm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545cm" svg:width="2.124cm" svg:height="0.66cm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545cm" svg:width="1.365cm" svg:height="0.737cm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377cm" svg:width="0.45cm" svg:height="0.467cm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545cm" svg:width="2.106cm" svg:height="0.66cm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545cm" svg:width="2.605cm" svg:height="0.737cm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27" text:outline-level="3">2.10 迹运算</text:h>
      <text:p text:style-name="P21">定义<text:span text:style-name="T15">：</text:span></text:p>
      <text:p text:style-name="P22"><draw:frame draw:style-name="fr1" draw:name="对象31" text:anchor-type="as-char" svg:y="-0.572cm" svg:width="3.595cm" svg:height="1.10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23">Frobenius范数　<draw:frame draw:style-name="fr1" draw:name="对象32" text:anchor-type="as-char" svg:y="-0.633cm" svg:width="4.179cm" svg:height="0.826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386cm" svg:width="5.637cm" svg:height="0.508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h text:style-name="P28" text:outline-level="3">2.12 主成分分析(PCA)</text:h>
      <text:p text:style-name="P24"><text:span text:style-name="T6">假设向量</text:span><text:span text:style-name="T6"><draw:frame draw:style-name="fr2" draw:name="对象34" text:anchor-type="as-char" svg:y="-0.437cm" svg:width="1.281cm" svg:height="0.527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2" draw:name="对象35" text:anchor-type="as-char" svg:y="-0.437cm" svg:width="1.612cm" svg:height="0.527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2" draw:name="对象36" text:anchor-type="as-char" svg:y="-0.377cm" svg:width="2.972cm" svg:height="0.531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2" draw:name="对象37" text:anchor-type="as-char" svg:y="-0.437cm" svg:width="1.633cm" svg:height="0.527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7">，</text:span><text:span text:style-name="T7"><draw:frame draw:style-name="fr2" draw:name="对象38" text:anchor-type="as-char" svg:y="-0.437cm" svg:width="2.993cm" svg:height="0.591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2" draw:name="对象39" text:anchor-type="as-char" svg:y="-0.545cm" svg:width="2.279cm" svg:height="0.737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24"><text:span text:style-name="T7"/></text:p>
      <text:p text:style-name="P24"><text:span text:style-name="T7"/></text:p>
      <text:p text:style-name="P24"><text:soft-page-break/><text:span text:style-name="T7">推倒：</text:span></text:p>
      <text:p text:style-name="P2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3.1.2$Linux_X86_64 LibreOffice_project/30m0$Build-2</meta:generator>
    <dc:date>2017-11-21T18:26:52.281929744</dc:date>
    <meta:editing-duration>PT5H35M25S</meta:editing-duration>
    <meta:editing-cycles>24</meta:editing-cycles>
    <meta:document-statistic meta:table-count="0" meta:image-count="0" meta:object-count="54" meta:page-count="3" meta:paragraph-count="39" meta:word-count="625" meta:character-count="700" meta:non-whitespace-character-count="690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i>'</mi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'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i>'</mi>
                </msup>
              </mrow>
            </mrow>
            <mo fence="true" stretchy="false">‖</mo>
          </mrow>
          <mn>2</mn>
        </msub>
      </mstyle>
    </mstyle>
    <annotation encoding="StarMath 5.0">bold size 15{ ldline V-V^' rdline  }_2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